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Helvetica" fo:font-size="16pt" fo:font-weight="normal" style:font-name-asian="Helvetica" style:font-size-asian="16pt" style:font-weight-asian="normal" style:font-name-complex="Helvetica" style:font-size-complex="16pt" style:font-weight-complex="normal"/>
    </style:style>
    <style:style style:name="T2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73cm" svg:height="0.628cm" svg:x="3.528cm" svg:y="2.731cm">
          <draw:text-box>
            <text:p text:style-name="P1"><text:span text:style-name="T1">ConvertEasy Sample PDF</text:span></text:p>
          </draw:text-box>
        </draw:frame>
        <draw:frame draw:style-name="gr2" draw:text-style-name="P3" draw:layer="layout" svg:width="6.895cm" svg:height="0.475cm" svg:x="3.528cm" svg:y="3.917cm">
          <draw:text-box>
            <text:p text:style-name="P1"><text:span text:style-name="T2">This is a test PDF file for conversion.</text:span></text:p>
          </draw:text-box>
        </draw:frame>
        <draw:frame draw:style-name="gr2" draw:text-style-name="P3" draw:layer="layout" svg:width="5.768cm" svg:height="0.475cm" svg:x="3.528cm" svg:y="4.622cm">
          <draw:text-box>
            <text:p text:style-name="P1"><text:span text:style-name="T2">Generated by gen_samples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4cm" fo:margin-left="3.5cm" fo:margin-right="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3"/>
    <meta:generator>LibreOffice/25.8.4.2$Windows_X86_64 LibreOffice_project/290daaa01b999472f0c7a3890eb6a550fd74c6df</meta:generator>
  </office:meta>
</office:document-meta>
</file>